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ff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Il car pooling è una piattaforma web che ha come obiettivo la condivisione di autovetture private per contenere le spese del viaggio. La piattaforma consente agli utenti registrati di fornire o richiedere un passaggio.</text:span></text:p>
      <text:p text:style-name="P1"><text:span text:style-name="T3"/></text:p>
      <text:p text:style-name="P1"><text:span text:style-name="T4">Il servizio è in grado di :</text:span></text:p>
      <text:p text:style-name="P1"><text:span text:style-name="T5"/></text:p>
      <text:p text:style-name="P1"><text:span text:style-name="T6">-<text:s text:c="2"/>gestire la registrazione degli utenti e la loro indicizzazione all'interno del database.</text:span></text:p>
      <text:p text:style-name="P1"><text:span text:style-name="T7"/></text:p>
      <text:p text:style-name="P1"><text:span text:style-name="T8">-<text:s text:c="2"/>permettere all'utente passeggero di eseguire una ricerca per trovare il guidatore che soddisfa le<text:s text:c="3"/></text:span></text:p>
      <text:p text:style-name="P1"><text:span text:style-name="T8"><text:s text:c="3"/>sue esigenze</text:span></text:p>
      <text:p text:style-name="P1"><text:span text:style-name="T9"/></text:p>
      <text:p text:style-name="P1"><text:span text:style-name="T9"/></text:p>
      <text:p text:style-name="P1"><text:span text:style-name="T10">ATTORI</text:span></text:p>
      <text:p text:style-name="P1"><text:span text:style-name="T11"/></text:p>
      <text:p text:style-name="P1"><text:span text:style-name="T12">-<text:s text:c="2"/>Guidatore: Utente che accede al sito per creare una tratta. Sceglie quindi il giorno, l'ora e la tratta</text:span></text:p>
      <text:p text:style-name="P1"><text:span text:style-name="T12"><text:s text:c="4"/>da eseguire.</text:span></text:p>
      <text:p text:style-name="P1"><text:span text:style-name="T12">-<text:s text:c="2"/>Passeggero: utente che accede al sito per cercare una tratta</text:span></text:p>
      <text:p text:style-name="P1"><text:span text:style-name="T13"/></text:p>
      <text:p text:style-name="P1"><text:span text:style-name="T14">Use case</text:span></text:p>
      <text:p text:style-name="P1"><text:span text:style-name="T15"/></text:p>
      <text:p text:style-name="P1"><text:span text:style-name="T16">Creare una tratta</text:span><text:span text:style-name="T17">: </text:span></text:p>
      <text:p text:style-name="P1"><text:span text:style-name="T17">Formato informale</text:span></text:p>
      <text:p text:style-name="P1"><text:span text:style-name="T18"/></text:p>
      <text:p text:style-name="P1"><text:span text:style-name="T19">livello: User</text:span></text:p>
      <text:p text:style-name="P1"><text:span text:style-name="T19">attore primario: Guidatore</text:span></text:p>
      <text:p text:style-name="P1"><text:span text:style-name="T20"/></text:p>
      <text:p text:style-name="P1"><text:span text:style-name="T21">Prerequisiti: Entrambi gli utenti devono essere correttamente registrati con mail, nome , cognome, password, data di nascita, numero di telefono e CP.</text:span></text:p>
      <text:p text:style-name="P1"><text:span text:style-name="T22"/></text:p>
      <text:p text:style-name="P1"><text:span text:style-name="T23">Scenario di successo principale:</text:span></text:p>
      <text:p text:style-name="P1"><text:span text:style-name="T23">Il guidatore decide di mettere a disposizione il proprio veicolo. L'utente inserisce il suo user e password e accede al sito. Inserisce quindi la tratta indicando data ,orario di partenza, orario di destinazione, numero massimo dei passeggeri e prezzo massimo. L’utente viene quindi reindirizzato nella home page compare un messaggio di successo. </text:span></text:p>
      <text:p text:style-name="P1"><text:span text:style-name="T24"/></text:p>
      <text:p text:style-name="P1"><text:span text:style-name="T24"/></text:p>
      <text:p text:style-name="P1"><text:span text:style-name="T25">Scenari alternativi:</text:span></text:p>
      <text:p text:style-name="P1"><text:span text:style-name="T26"/></text:p>
      <text:p text:style-name="P1"><text:span text:style-name="T27">- Se l'utente non ha inserito il codice della patente in fase di registrazione, il sistema lo avvertirà che</text:span></text:p>
      <text:p text:style-name="P1"><text:span text:style-name="T27"><text:s text:c="2"/>non può inserire una tratta tramite un messaggio di error 403</text:span></text:p>
      <text:p text:style-name="P1"><text:span text:style-name="T27">- Se viene inserita una città non valide (inesistenti o non presenti nel database), </text:span></text:p>
      <text:p text:style-name="P1"><text:span text:style-name="T27"><text:s text:c="2"/>il sistema invierà un messaggio di errore</text:span></text:p>
      <text:p text:style-name="P1"><text:span text:style-name="T27">- se viene inserito un URL errato viene comunicato un errore 404</text:span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9">Ricercare tratta comune</text:span><text:span text:style-name="T30">:</text:span></text:p>
      <text:p text:style-name="P1"><text:span text:style-name="T30">Formato dettagliato</text:span></text:p>
      <text:p text:style-name="P1"><text:span text:style-name="T31"/></text:p>
      <text:p text:style-name="P1"><text:span text:style-name="T32">Portata: sistema car pooling</text:span></text:p>
      <text:p text:style-name="P1"><text:span text:style-name="T32">Livello: user</text:span></text:p>
      <text:p text:style-name="P1"><text:span text:style-name="T32">Attore primario: Passeggero</text:span></text:p>
      <text:p text:style-name="P1"><text:span text:style-name="T32">Stakeholders: Guidatore</text:span></text:p>
      <text:p text:style-name="P1"><text:span text:style-name="T33"/></text:p>
      <text:p text:style-name="P1"><text:span text:style-name="T34">Prerequisiti: </text:span></text:p>
      <text:list text:style-name="L2">
        <text:list-item>
          <text:p text:style-name="P2"><text:span text:style-name="T34">Entrambi gli utenti devono essere correttamente registrati con mail, nome,</text:span></text:p>
        </text:list-item>
      </text:list>
      <text:p text:style-name="P3"><text:span text:style-name="T34"><text:s text:c="3"/>cognome, password, data di nascita, numero di telefono e CP(se si è<text:s text:c="2"/></text:span></text:p>
      <text:p text:style-name="P3"><text:span text:style-name="T34"><text:s text:c="3"/>guidatore).</text:span></text:p>
      <text:list text:style-name="L4">
        <text:list-item>
          <text:p text:style-name="P4"><text:span text:style-name="T35">la prenotazione delle tratte deve essere effettuata almeno 24 ore prima dell'orario di partenza.</text:span></text:p>
        </text:list-item>
      </text:list>
      <text:p text:style-name="P5"><text:span text:style-name="T36"/></text:p>
      <text:p text:style-name="P6"><text:span text:style-name="T36"/></text:p>
      <text:p text:style-name="P6"><text:span text:style-name="T36"/></text:p>
      <text:p text:style-name="P6"><text:span text:style-name="T37">Scenario principale di successo:</text:span></text:p>
      <text:p text:style-name="P6"><text:span text:style-name="T38"/></text:p>
      <text:p text:style-name="P6"><text:span text:style-name="T39">1)<text:s text:c="2"/>il passeggero inserisce una località di partenza, una di destinazione, la data e l’ora ed effettua la</text:span></text:p>
      <text:p text:style-name="P6"><text:span text:style-name="T39"><text:s text:c="5"/>ricerca</text:span></text:p>
      <text:p text:style-name="P6"><text:span text:style-name="T39">2)<text:s text:c="2"/>il sistema trova uno o più guidatori che soddisfino i parametri di ricerca e vengono mostrati a</text:span></text:p>
      <text:p text:style-name="P6"><text:span text:style-name="T39"><text:s text:c="6"/>video</text:span></text:p>
      <text:p text:style-name="P6"><text:span text:style-name="T39">3)<text:s text:c="2"/>il passeggero sceglie tra i guidatori proposti quello che preferisce</text:span></text:p>
      <text:p text:style-name="P6"><text:span text:style-name="T39">4)<text:s text:c="2"/></text:span><text:span text:style-name="T40">il guidatore può vedere chi ha aderito al suo viaggio</text:span></text:p>
      <text:p text:style-name="P6"><text:span text:style-name="T41"/></text:p>
      <text:p text:style-name="P6"><text:span text:style-name="T42">Scenari alternativi:</text:span></text:p>
      <text:p text:style-name="P6"><text:span text:style-name="T42">*a) se la ricerca non rileva nessun guidatore disponibile</text:span></text:p>
      <text:p text:style-name="P6"><text:span text:style-name="T43"/></text:p>
      <text:p text:style-name="P6"><text:span text:style-name="T44"><text:tab/>-<text:s/></text:span><text:span text:style-name="T45">compare una scritta di "nessuna corrispondenza trovata", con la possibilità del passeggero</text:span></text:p>
      <text:p text:style-name="P6"><text:span text:style-name="T45"><text:s text:c="14"/>di ricominciare la ricerca</text:span></text:p>
      <text:p text:style-name="P6"><text:span text:style-name="T46"/></text:p>
      <text:p text:style-name="P6"><text:span text:style-name="T47">*b) la partenza o la destinazione non valide (inesistenti o non presenti nel database)</text:span></text:p>
      <text:p text:style-name="P6"><text:span text:style-name="T48"/></text:p>
      <text:p text:style-name="P6"><text:span text:style-name="T49"><text:tab/>-<text:s/></text:span><text:span text:style-name="T50">il sistema non permette di continuare la ricerca finché non vengono inserite città valide</text:span></text:p>
      <text:p text:style-name="P6"><text:span text:style-name="T51"/></text:p>
      <text:p text:style-name="P6"><text:span text:style-name="T51"/></text:p>
      <text:p text:style-name="P6"><text:span text:style-name="T52">Requisisti speciali:</text:span></text:p>
      <text:p text:style-name="P6"><text:span text:style-name="T53"/></text:p>
      <text:p text:style-name="P6"><text:span text:style-name="T54">-<text:s text:c="2"/>l'interfaccia deve essere comprensibile e semplice da utilizzare, con un numero di comandi non</text:span></text:p>
      <text:p text:style-name="P6"><text:span text:style-name="T54"><text:s text:c="3"/>eccessivo</text:span></text:p>
      <text:p text:style-name="P6"><text:span text:style-name="T54">-<text:s text:c="2"/>il CP sono case-sensitive</text:span></text:p>
      <text:p text:style-name="P6"><text:span text:style-name="T55"/></text:p>
      <text:p text:style-name="P6"><text:span text:style-name="T56">Varianti tecnologiche e dei dati:</text:span></text:p>
      <text:p text:style-name="P6"><text:span text:style-name="T57"/></text:p>
      <text:p text:style-name="P6"><text:span text:style-name="T58">-<text:s text:c="2"/>Il sistema potrebbe essere ampliato con un numero maggiore di città e paesi ed esteso oltre l'Italia</text:span></text:p>
      <text:p text:style-name="P6"><text:span text:style-name="T58">-<text:s text:c="2"/>il sistema potrebbe essere migliorato con l'aggiunta di un sistema di votazione in modo da dare</text:span></text:p>
      <text:p text:style-name="P6"><text:span text:style-name="T58"><text:s text:c="4"/>un proprio parere riguardo un guidatore, così da identificare i guidatori più affidabili</text:span></text:p>
      <text:p text:style-name="P6"><text:span text:style-name="T58">-<text:s text:c="2"/>in futuro potrebbe essere utile implementare un'applicazione in modo da utilizzare questo</text:span></text:p>
      <text:p text:style-name="P6"><text:span text:style-name="T58"><text:s text:c="4"/>servizio più comodamente ovunque ci si trovi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